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none" fo:font-weight="bol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0a5690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rsid="00105fa4" officeooo:paragraph-rsid="00105fa4" style:font-weight-asian="normal" style:font-weight-complex="normal"/>
    </style:style>
    <style:style style:name="P18" style:family="paragraph" style:parent-style-name="Standard">
      <style:text-properties officeooo:rsid="000a5690" officeooo:paragraph-rsid="000a5690"/>
    </style:style>
    <style:style style:name="P19" style:family="paragraph" style:parent-style-name="Standard">
      <style:text-properties fo:font-size="14pt" fo:font-weight="bold" officeooo:rsid="000a9128" officeooo:paragraph-rsid="000a9128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0c1bde" officeooo:paragraph-rsid="000c1bde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0a9128" officeooo:paragraph-rsid="000a9128"/>
    </style:style>
    <style:style style:name="P22" style:family="paragraph" style:parent-style-name="Standard">
      <style:text-properties officeooo:rsid="000adafe" officeooo:paragraph-rsid="000adafe"/>
    </style:style>
    <style:style style:name="P23" style:family="paragraph" style:parent-style-name="Standard">
      <style:text-properties officeooo:rsid="000c1bde" officeooo:paragraph-rsid="000c1bde"/>
    </style:style>
    <style:style style:name="P24" style:family="paragraph" style:parent-style-name="Standard">
      <style:text-properties fo:font-size="12pt" fo:font-weight="normal" officeooo:rsid="000c1bde" officeooo:paragraph-rsid="000c1bd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e0942" officeooo:paragraph-rsid="000e094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fc6b2" officeooo:paragraph-rsid="000fc6b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05fa4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05fa4" officeooo:paragraph-rsid="00105fa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3pt" fo:font-weight="bold" officeooo:rsid="000e0942" officeooo:paragraph-rsid="000e0942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105fa4" officeooo:paragraph-rsid="00105fa4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fc6b2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05fa4" style:font-style-asian="normal" style:font-weight-asian="bold" style:font-style-complex="normal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VILUPPO DELLA GUERRA</text:p>
      <text:p text:style-name="P6"/>
      <text:p text:style-name="P6"/>
      <text:p text:style-name="P6"/>
      <text:p text:style-name="P6"/>
      <text:p text:style-name="P7">INGRESSO DELL'ITALIA IN GUERRA</text:p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5"/>
      <text:p text:style-name="P4">I <text:span text:style-name="T1">neutralisti</text:span> erano formati soprattutto da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 Nel 1914 non c'era più motivo di contrasto con la Francia.</text:p>
      <text:p text:style-name="Standard"><text:span text:style-name="T12">- L'accordo del Patto di Londra prevedeva che dopo la vittoria</text:span><text:span text:style-name="T13"> l'Italia avrebbe guadagnato:</text:span><text:span text:style-name="T4"> le due regioni del Trento e del Trieste, l'Alto Adige, l'Istria, la Dalmazia e una parte delle regioni tedesche in Africa.</text:span></text:p>
      <text:p text:style-name="P4">- Dato che il Re era favorevole all'intervento dell'Italia in Guerra, <text:span text:style-name="T3">se i deputati avessero votato contro il Patto di Londra il Re avrebbe perso prestigio.</text:span>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P6"/>
      <text:p text:style-name="Standard">Il primo <text:span text:style-name="T1">generale italiano </text:span>è stato <text:span text:style-name="T1">Cadorna,</text:span> che aveva la tattica della <text:span text:style-name="T1">spallata.</text:span></text:p>
      <text:p text:style-name="Standard"><text:span text:style-name="T1">L'obiettivo si doveva raggiungere solamente tramite l'attacco e sempre attraverso i medesimi reparti</text:span><text:span text:style-name="T2">.</text:span></text:p>
      <text:p text:style-name="P1"/>
      <text:p text:style-name="P1">Questa tattica <text:span text:style-name="T3">risultò inutile e</text:span><text:span text:style-name="T5">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. Questi episodi ovviamente erano segretissimi. </text:p>
      <text:p text:style-name="P1"/>
      <text:p text:style-name="P6">Con l'avvento del nuovo generale Armando Diaz e con la sua nuova strategia le cose cambiarono.</text:p>
      <text:p text:style-name="P6"/>
      <text:p text:style-name="P6"/>
      <text:p text:style-name="P6"/>
      <text:p text:style-name="P6"><text:soft-page-break/></text:p>
      <text:p text:style-name="P11"/>
      <text:p text:style-name="P6"/>
      <text:p text:style-name="P7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7">Genocidio degli armeni:</text:p>
      <text:p text:style-name="P1">L'obiettivo dei <text:span text:style-name="T1">Giovani turchi, in Turchia,</text:span> era quello di costruire uno <text:span text:style-name="T1">Stato etnicamente omogeneo</text:span>, perciò ci fu un genocidio di curdi, greci e soprattutto <text:span text:style-name="T1">armeni.</text:span></text:p>
      <text:p text:style-name="P1"/>
      <text:p text:style-name="P1"/>
      <text:p text:style-name="P7">Le nuove armi:</text:p>
      <text:p text:style-name="P1">In questa guerra ci furono grandi innovazioni militari nel campo bellico.</text:p>
      <text:p text:style-name="P1">Il 70% delle ferite nei combattimenti venne causato dall'<text:span text:style-name="T1">artiglieria.</text:span></text:p>
      <text:p text:style-name="P1">Molto efficienti si sono rivelate le <text:span text:style-name="T1">mitragliatrici (400-500 colpi a minuto).</text:span></text:p>
      <text:p text:style-name="P1">I progressi della <text:span text:style-name="T1">chimica </text:span>portarono allo sviluppo di armi chimiche come i <text:span text:style-name="T1">gas tossici.</text:span></text:p>
      <text:p text:style-name="P1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">Era lo <text:span text:style-name="T3">Stato a finanziare l'esercito italiano</text:span> e le industrie belliche che producevano per esso.</text:p>
      <text:p text:style-name="P1"/>
      <text:p text:style-name="P7">Il fronte interno:</text:p>
      <text:p text:style-name="P1">Il fronte interno era costituito da <text:span text:style-name="T1">tutti i civili che lavoravano per sostenere la guerra.</text:span></text:p>
      <text:p text:style-name="P1">Per evitare malcontenti del popolo riguardo la Guerra, le lettere dei soldati al fronte per i familiari </text:p>
      <text:p text:style-name="P1">vennero censurate in modo che si desse in giro un immagina positiva della Guerra e non distruttiva.</text:p>
      <text:p text:style-name="P1"/>
      <text:p text:style-name="P10"/>
      <text:p text:style-name="P1"/>
      <text:p text:style-name="P7"/>
      <text:p text:style-name="P7">EVENTI DEL 1917</text:p>
      <text:p text:style-name="P6"/>
      <text:p text:style-name="P6"/>
      <text:p text:style-name="P1">Gli eventi del 1917 furono decisivi:</text:p>
      <text:p text:style-name="P1"/>
      <text:p text:style-name="P6">La ritirata della Russia dalla Guerra.</text:p>
      <text:p text:style-name="P1">A causa delle rivoluzioni interne al potere che furono causate inizialmente da una rivolta degli operai e dei soldati al fronte.</text:p>
      <text:p text:style-name="P6">Lo Zar Nicola II abdicò e al suo posto venne instaurato un governo provvisorio <text:span text:style-name="T2">guidato Aleksander </text:span>Kerenskij<text:span text:style-name="T2">.</text:span><text:span text:style-name="T4"> La rivolta fu causata dalla disastrosa condotta della guerra.</text:span></text:p>
      <text:p text:style-name="P2">Dato che anche Kerenskij voleva continuare la guerra, il 24 ottobre i bolshevichi presero il potere eleggendo un governo con a capo Lenin. </text:p>
      <text:p text:style-name="P1">Dopodiche la Russia uscì immediatamente dalla Guerr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L'entrata in Guerra degli Stati Uniti </text:span>(per motivi economici)<text:span text:style-name="T1">.</text:span></text:p>
      <text:p text:style-name="P1">Gli stati uniti avevano paura che i prestiti all'Intesa non venissero mai più resi.</text:p>
      <text:p text:style-name="P1"/>
      <text:p text:style-name="P1"/>
      <text:p text:style-name="P2">Nel gennaio del 18 il Presidente Wilson aveva emanato un documento: <text:span text:style-name="T1">i 14 punti di Wilson (pg.107 pdf).</text:span></text:p>
      <text:p text:style-name="P1">In cui si presenta la riorganizzazione del mondo dopo la Guerra e alcuni principi generali che ci sarebbero dovuti essere tra i popoli e le Nazioni nel futuro.</text:p>
      <text:p text:style-name="P1"/>
      <text:p text:style-name="P1"/>
      <text:p text:style-name="P2"/>
      <text:p text:style-name="P2">Punto 1: Niente più patti segreti tra le Nazioni. (non fu così)</text:p>
      <text:p text:style-name="P2"/>
      <text:p text:style-name="P2">Punto 5: <text:s/><text:span text:style-name="T1">Autodeterminazione dei popoli:</text:span> I popoli avrebbero dovuto decidere come e da chi dovevano essere governati.</text:p>
      <text:p text:style-name="P2"/>
      <text:p text:style-name="P2">Punto 6: La Russia doveva avere rapporti con gli altri paesi europei. <text:s/>(non fu così)</text:p>
      <text:p text:style-name="P2"/>
      <text:p text:style-name="P2">Punto 8: Restituzione dell'Alsazia-Lorena alla Francia.</text:p>
      <text:p text:style-name="P2"/>
      <text:p text:style-name="P2">Punto 11: I popoli sotto dominazione turca avrebbero dovuto ricevere l'autonomia. (non fu così)</text:p>
      <text:p text:style-name="P2"/>
      <text:p text:style-name="P2">Punto 12: Autonomia ai popoli sotto l'Impero Ottomano (non fu così).</text:p>
      <text:p text:style-name="P2"/>
      <text:p text:style-name="P2">Punto 14: Wilson propone una <text:span text:style-name="T1">società delle Nazioni. </text:span>Questa società fu instituità per restituire la pace (fu instituita ma di fatto non servì a nulla).</text:p>
      <text:p text:style-name="P15"/>
      <text:p text:style-name="P15"/>
      <text:p text:style-name="P12"/>
      <text:p text:style-name="P6"/>
      <text:p text:style-name="P6">LA DISFATTA DI CAPORETTO</text:p>
      <text:p text:style-name="P6"/>
      <text:p text:style-name="P6"/>
      <text:p text:style-name="P1">Il 24 Ottobre 1917 avvenne anche la disfatta di Caporetto in Italia. Il generale era ancora Cadorna.</text:p>
      <text:p text:style-name="P1">Gli italiani furono costretti alla ritirata fino al fiume Piave per circa 150km.</text:p>
      <text:p text:style-name="P1"><text:span text:style-name="T1">Fu una sconfitta gravissima</text:span> perchè fino ad allora le posizioni si spostarono solo di pochi metri o kilometri, mai di cosi tanto.</text:p>
      <text:p text:style-name="P1">Cadorna affidò la responabilità della sconfitta ai soldati, che disertarono e indietreggiarono di loro iniziativa.</text:p>
      <text:p text:style-name="P10"/>
      <text:p text:style-name="P1"/>
      <text:p text:style-name="P6">LA FINE DELLA GUERRA</text:p>
      <text:p text:style-name="P6"/>
      <text:p text:style-name="P6"/>
      <text:p text:style-name="P1">I primi ministri in tempo di Guerra: <text:s text:c="5"/>Antonio Salandra – Paolo Boselli – Vittorio Emanuele Orlando</text:p>
      <text:p text:style-name="P1"/>
      <text:p text:style-name="P1">Con<text:span text:style-name="T1"> Armando Diaz:</text:span> </text:p>
      <text:p text:style-name="P1">Le condizioni di vita nelle trincee furono migliorate. </text:p>
      <text:p text:style-name="P1">Furono promesse concessioni terriere ai contadini in guerra e aiuti alle loro famiglie.</text:p>
      <text:p text:style-name="P1"/>
      <text:p text:style-name="P1"><text:soft-page-break/>Dal 24 ottobre in poi, progressivamente gli italiani conquistarono terreno. </text:p>
      <text:p text:style-name="P1">La definitiva vittoria avvenne nel Vittorio-Veneto.</text:p>
      <text:p text:style-name="P1">Il giorno <text:span text:style-name="T1">scelto </text:span>per la vittoria finale fu proprio il 24 ottobre del 1918, l'anniversario della disfatta di Caporetto. </text:p>
      <text:p text:style-name="P2">Quel giorno gli austriaci furono definitivamente sconfitti.</text:p>
      <text:p text:style-name="P1"/>
      <text:p text:style-name="P2">Il 4 Novembre venne firmato l'armistizio.</text:p>
      <text:p text:style-name="P1"/>
      <text:p text:style-name="P2">Il fronte orientale si chiuse con l'uscita della Russia dalla Guerra.</text:p>
      <text:p text:style-name="P1">Durante il 1918 tutte le forze dell'alleanza subirono sempre più sconfitte.</text:p>
      <text:p text:style-name="P1"/>
      <text:p text:style-name="P1">La Gemania era in ritirata ma non si era ancora arresa.</text:p>
      <text:p text:style-name="P1">In Germania i cittadini si rivoltarono per uscire dalla Guerra.</text:p>
      <text:p text:style-name="P1">Il Kaiser della Germania abdicò e scappò.</text:p>
      <text:p text:style-name="P2">Due giorni dopo si instaura la Repubblica e <text:span text:style-name="T1">il primo atto fu quello di uscire dalla Guerra.</text:span></text:p>
      <text:p text:style-name="P3">La Germania quindi usci dalla Guerra di sua spontanea volontà.</text:p>
      <text:p text:style-name="P1"/>
      <text:p text:style-name="P17">I conservatori incolparono il Governo di aver pugnalato alla schiena la patria.</text:p>
      <text:p text:style-name="P1">La guerra si concluse ufficialmente l'11 Novembre con l'armistizio firmato dalla Germania.</text:p>
      <text:p text:style-name="P2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1M50S</meta:editing-duration>
    <meta:editing-cycles>35</meta:editing-cycles>
    <meta:generator>LibreOffice/5.2.1.2$Windows_x86 LibreOffice_project/31dd62db80d4e60af04904455ec9c9219178d620</meta:generator>
    <dc:date>2017-11-02T13:07:56.276000000</dc:date>
    <meta:document-statistic meta:table-count="0" meta:image-count="0" meta:object-count="0" meta:page-count="4" meta:paragraph-count="78" meta:word-count="1084" meta:character-count="6904" meta:non-whitespace-character-count="5878"/>
    <meta:user-defined meta:name="Info 1"/>
    <meta:user-defined meta:name="Info 2"/>
    <meta:user-defined meta:name="Info 3"/>
    <meta:user-defined meta:name="Info 4"/>
  </office:meta>
</office:document-meta>
</file>